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 Black" svg:font-family="'Arial Black'" style:font-family-generic="swiss" style:font-pitch="variable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>
      <style:paragraph-properties fo:margin-top="0in" fo:margin-bottom="0in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>
      <style:paragraph-properties fo:margin-top="0in" fo:margin-bottom="0in" style:contextual-spacing="false"/>
    </style:style>
    <style:style style:name="P4" style:family="paragraph" style:parent-style-name="Text_20_body" style:list-style-name="L2"/>
    <style:style style:name="P5" style:family="paragraph" style:parent-style-name="Preformatted_20_Text">
      <style:paragraph-properties fo:margin-left="0in" fo:margin-right="0in" fo:text-indent="0in" style:auto-text-indent="false" style:writing-mode="lr-tb"/>
    </style:style>
    <style:style style:name="P6" style:family="paragraph" style:parent-style-name="Preformatted_20_Text">
      <style:paragraph-properties fo:margin-top="0in" fo:margin-bottom="0.1965in" style:contextual-spacing="false" style:writing-mode="lr-tb"/>
    </style:style>
    <style:style style:name="P7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style:writing-mode="lr-tb"/>
    </style:style>
    <style:style style:name="P8" style:family="paragraph" style:parent-style-name="Text_20_body" style:list-style-name="L3"/>
    <style:style style:name="P9" style:family="paragraph" style:parent-style-name="Preformatted_20_Text" style:list-style-name="L3"/>
    <style:style style:name="P10" style:family="paragraph" style:parent-style-name="Preformatted_20_Text" style:list-style-name="L3">
      <style:paragraph-properties fo:margin-left="0in" fo:margin-right="0in" fo:margin-top="0in" fo:margin-bottom="0.1965in" style:contextual-spacing="false" fo:text-indent="0in" style:auto-text-indent="false" style:writing-mode="lr-tb"/>
    </style:style>
    <style:style style:name="P11" style:family="paragraph" style:parent-style-name="Text_20_body" style:list-style-name="L3">
      <style:text-properties officeooo:paragraph-rsid="0008b8a7"/>
    </style:style>
    <style:style style:name="P12" style:family="paragraph" style:parent-style-name="Text_20_body">
      <style:text-properties officeooo:rsid="0008b8a7" officeooo:paragraph-rsid="0008b8a7" fo:background-color="#ffffd7"/>
    </style:style>
    <style:style style:name="P13" style:family="paragraph" style:parent-style-name="Heading_20_3">
      <style:text-properties fo:background-color="#ffffd7"/>
    </style:style>
    <style:style style:name="P14" style:family="paragraph" style:parent-style-name="Text_20_body" style:list-style-name="L4">
      <style:paragraph-properties fo:margin-top="0in" fo:margin-bottom="0in" style:contextual-spacing="false"/>
    </style:style>
    <style:style style:name="P15" style:family="paragraph" style:parent-style-name="Text_20_body" style:list-style-name="L4"/>
    <style:style style:name="P16" style:family="paragraph" style:parent-style-name="Text_20_body" style:list-style-name="L5"/>
    <style:style style:name="P17" style:family="paragraph" style:parent-style-name="Preformatted_20_Text" style:list-style-name="L5"/>
    <style:style style:name="P18" style:family="paragraph" style:parent-style-name="Preformatted_20_Text" style:list-style-name="L5">
      <style:paragraph-properties fo:margin-left="0in" fo:margin-right="0in" fo:text-indent="0in" style:auto-text-indent="false" style:writing-mode="lr-tb"/>
    </style:style>
    <style:style style:name="P19" style:family="paragraph" style:parent-style-name="Preformatted_20_Text" style:list-style-name="L5">
      <style:paragraph-properties fo:margin-top="0in" fo:margin-bottom="0.1965in" style:contextual-spacing="false" style:writing-mode="lr-tb"/>
    </style:style>
    <style:style style:name="P20" style:family="paragraph" style:parent-style-name="Text_20_body">
      <style:text-properties fo:background-color="#ffffd7"/>
    </style:style>
    <style:style style:name="P21" style:family="paragraph" style:parent-style-name="Text_20_body" style:list-style-name="L6"/>
    <style:style style:name="P22" style:family="paragraph" style:parent-style-name="Preformatted_20_Text" style:list-style-name="L6"/>
    <style:style style:name="P23" style:family="paragraph" style:parent-style-name="Preformatted_20_Text" style:list-style-name="L6">
      <style:paragraph-properties fo:margin-left="0in" fo:margin-right="0in" fo:margin-top="0in" fo:margin-bottom="0.1965in" style:contextual-spacing="false" fo:text-indent="0in" style:auto-text-indent="false" style:writing-mode="lr-tb"/>
    </style:style>
    <style:style style:name="P24" style:family="paragraph" style:parent-style-name="Text_20_body" style:list-style-name="L7"/>
    <style:style style:name="P25" style:family="paragraph" style:parent-style-name="Text_20_body" style:list-style-name="L7">
      <style:paragraph-properties fo:margin-top="0in" fo:margin-bottom="0in" style:contextual-spacing="false"/>
    </style:style>
    <style:style style:name="P26" style:family="paragraph" style:parent-style-name="Text_20_body" style:list-style-name="L8">
      <style:paragraph-properties fo:margin-top="0in" fo:margin-bottom="0in" style:contextual-spacing="false"/>
    </style:style>
    <style:style style:name="P27" style:family="paragraph" style:parent-style-name="Text_20_body" style:list-style-name="L8"/>
    <style:style style:name="P28" style:family="paragraph" style:parent-style-name="Standard">
      <style:text-properties officeooo:rsid="0008b8a7" officeooo:paragraph-rsid="0008b8a7"/>
    </style:style>
    <style:style style:name="P29" style:family="paragraph" style:parent-style-name="Standard">
      <style:text-properties style:font-name="Arial Black"/>
    </style:style>
    <style:style style:name="T1" style:family="text">
      <style:text-properties officeooo:rsid="0008b8a7"/>
    </style:style>
    <style:style style:name="T2" style:family="text">
      <style:text-properties officeooo:rsid="0008b8a7" fo:background-color="#ffffd7" loext:char-shading-value="0"/>
    </style:style>
    <style:style style:name="T3" style:family="text">
      <style:text-properties style:font-name="Arial Black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Mod Manager</text:h>
      <text:p text:style-name="Text_20_body">A simple desktop application to manage mods for a game server. This app allows you to add and remove mods from a settings file using a graphical interface built with React, Node.js, and Electron.</text:p>
      <text:h text:style-name="Heading_20_2" text:outline-level="2">Features:</text:h>
      <text:list text:style-name="L1">
        <text:list-item>
          <text:p text:style-name="P1">List available mods with names and links to their info.</text:p>
        </text:list-item>
        <text:list-item>
          <text:p text:style-name="P1">Add mods to the server settings file.</text:p>
        </text:list-item>
        <text:list-item>
          <text:p text:style-name="P2">Remove mods from the server settings file.</text:p>
        </text:list-item>
      </text:list>
      <text:h text:style-name="Heading_20_2" text:outline-level="2">Requirements:</text:h>
      <text:list text:style-name="L2">
        <text:list-item>
          <text:p text:style-name="P3">Node.js</text:p>
        </text:list-item>
        <text:list-item>
          <text:p text:style-name="P3"><text:a xlink:type="simple" xlink:href="https://www.npmjs.com/get-npm" office:target-frame-name="_new" xlink:show="replace" text:style-name="Internet_20_link" text:visited-style-name="Visited_20_Internet_20_Link">npm</text:a></text:p>
        </text:list-item>
        <text:list-item>
          <text:p text:style-name="P4">Webpack, Babel, and Electron (handled by the setup).</text:p>
        </text:list-item>
      </text:list>
      <text:p text:style-name="Horizontal_20_Line"/>
      <text:h text:style-name="Heading_20_2" text:outline-level="2">Getting Started</text:h>
      <text:h text:style-name="Heading_20_3" text:outline-level="3">Step 1: Clone the Repository</text:h>
      <text:p text:style-name="Text_20_body">Clone the project from your version control (or set up a new folder if not using Git).</text:p>
      <text:p text:style-name="Preformatted_20_Text">bash</text:p>
      <text:p text:style-name="Preformatted_20_Text">Copy code</text:p>
      <text:p text:style-name="P5"><text:span text:style-name="Source_20_Text">git clone &lt;repository-url&gt;</text:span></text:p>
      <text:p text:style-name="P6"><text:span text:style-name="Source_20_Text">cd mod-manager</text:span></text:p>
      <text:h text:style-name="Heading_20_3" text:outline-level="3">Step 2: Install Dependencies</text:h>
      <text:p text:style-name="Text_20_body">Install all necessary Node.js packages by running the following command:</text:p>
      <text:p text:style-name="Preformatted_20_Text">bash</text:p>
      <text:p text:style-name="Preformatted_20_Text">Copy code</text:p>
      <text:p text:style-name="P7"><text:span text:style-name="Source_20_Text">npm install</text:span></text:p>
      <text:p text:style-name="Text_20_body">This installs React, Webpack, Babel, Electron, and Express.</text:p>
      <text:h text:style-name="Heading_20_3" text:outline-level="3">Step 3: Development Setup</text:h>
      <text:p text:style-name="Text_20_body">To run the application in development mode, you need to open three terminal windows:</text:p>
      <text:list text:style-name="L3">
        <text:list-item>
          <text:p text:style-name="P8"><text:span text:style-name="Strong_20_Emphasis">Start the React Frontend</text:span>:</text:p>
          <text:p text:style-name="P9">bash</text:p>
          <text:p text:style-name="P9">Copy code</text:p>
          <text:p text:style-name="P10"><text:span text:style-name="Source_20_Text">npm run start</text:span></text:p>
          <text:p text:style-name="P8">This runs Webpack Dev Server and serves the React app on <text:a xlink:type="simple" xlink:href="http://localhost:3000/" office:target-frame-name="_new" xlink:show="replace" text:style-name="Internet_20_link" text:visited-style-name="Visited_20_Internet_20_Link">http://localhost:3000</text:a>.</text:p>
        </text:list-item>
        <text:list-item>
          <text:p text:style-name="P8"><text:span text:style-name="Strong_20_Emphasis">Start the Node.js Backend</text:span>:</text:p>
          <text:p text:style-name="P9"><text:soft-page-break/>bash</text:p>
          <text:p text:style-name="P9">Copy code</text:p>
          <text:p text:style-name="P10"><text:span text:style-name="Source_20_Text">npm run server</text:span></text:p>
          <text:p text:style-name="P8">This runs the Express server which handles requests for adding/removing mods on http://localhost:3001.</text:p>
        </text:list-item>
        <text:list-item>
          <text:p text:style-name="P11"><text:span text:style-name="Strong_20_Emphasis">Run the Electron App </text:span><text:span text:style-name="Strong_20_Emphasis"><text:span text:style-name="T1">(next step ‘</text:span></text:span><text:span text:style-name="Strong_20_Emphasis"><text:span text:style-name="T2">Building for Production</text:span></text:span><text:span text:style-name="Strong_20_Emphasis"><text:span text:style-name="T1">’ needs to be done before)</text:span></text:span>:</text:p>
          <text:p text:style-name="P9">bash</text:p>
          <text:p text:style-name="P9">Copy code</text:p>
          <text:p text:style-name="P10"><text:span text:style-name="Source_20_Text">npm run electron</text:span></text:p>
          <text:p text:style-name="P8">This opens the Electron desktop window where the app will run.</text:p>
        </text:list-item>
      </text:list>
      <text:p text:style-name="Text_20_body">The app should now be working, and you can interact with the mods through the UI in the Electron window.</text:p>
      <text:p text:style-name="Text_20_body"/>
      <text:p text:style-name="P12">________________________________________________________________________________</text:p>
      <text:h text:style-name="P13" text:outline-level="3">Building for Production</text:h>
      <text:p text:style-name="Text_20_body">To create a production build, run:</text:p>
      <text:p text:style-name="Preformatted_20_Text">bash</text:p>
      <text:p text:style-name="Preformatted_20_Text">Copy code</text:p>
      <text:p text:style-name="P7"><text:span text:style-name="Source_20_Text">npm run build</text:span></text:p>
      <text:p text:style-name="Text_20_body">This command will generate a <text:span text:style-name="Source_20_Text">dist</text:span> directory containing the following files:</text:p>
      <text:list text:style-name="L4">
        <text:list-item>
          <text:p text:style-name="P14"><text:span text:style-name="Source_20_Text">index.html</text:span>: The main entry point for your application.</text:p>
        </text:list-item>
        <text:list-item>
          <text:p text:style-name="P14"><text:span text:style-name="Source_20_Text">bundle.js</text:span>: The compiled JavaScript code.</text:p>
        </text:list-item>
        <text:list-item>
          <text:p text:style-name="P15"><text:span text:style-name="Source_20_Text">bundle.js.LICENSE.txt</text:span>: A file containing license information for dependencies.</text:p>
        </text:list-item>
      </text:list>
      <text:h text:style-name="Heading_20_3" text:outline-level="3">Running in Electron</text:h>
      <text:p text:style-name="Text_20_body">To run the application in Electron:</text:p>
      <text:list text:style-name="L5">
        <text:list-item>
          <text:p text:style-name="P16">Ensure you have built the application using <text:span text:style-name="Source_20_Text">npm run build</text:span>.</text:p>
        </text:list-item>
        <text:list-item>
          <text:p text:style-name="P16">Update your <text:span text:style-name="Source_20_Text">main.js</text:span> to load the production files:</text:p>
          <text:p text:style-name="P17">javascript</text:p>
          <text:p text:style-name="P17">Copy code</text:p>
          <text:p text:style-name="P18"><text:span text:style-name="Source_20_Text">const path = require('path');</text:span></text:p>
          <text:p text:style-name="P19"><text:span text:style-name="Source_20_Text">mainWindow.loadFile(path.join(__dirname, 'dist', 'index.html'));</text:span></text:p>
        </text:list-item>
        <text:list-item>
          <text:p text:style-name="P16">Start your Electron app.</text:p>
        </text:list-item>
      </text:list>
      <text:p text:style-name="Text_20_body"/>
      <text:p text:style-name="P12">_______________________________________________________________________________</text:p>
      <text:p text:style-name="P20"/>
      <text:p text:style-name="Text_20_body"/>
      <text:p text:style-name="Text_20_body"><text:soft-page-break/></text:p>
      <text:p text:style-name="Text_20_body"/>
      <text:p text:style-name="Horizontal_20_Line"/>
      <text:h text:style-name="Heading_20_2" text:outline-level="2">Building the App (Executable)</text:h>
      <text:p text:style-name="Text_20_body">Once development is done, you can package the app into a single executable for your platform.</text:p>
      <text:list text:style-name="L6">
        <text:list-item>
          <text:p text:style-name="P21">Install <text:span text:style-name="Source_20_Text">electron-packager</text:span>:</text:p>
          <text:p text:style-name="P22">bash</text:p>
          <text:p text:style-name="P22">Copy code</text:p>
          <text:p text:style-name="P23"><text:span text:style-name="Source_20_Text">npm install electron-packager --save-dev</text:span></text:p>
        </text:list-item>
        <text:list-item>
          <text:p text:style-name="P21">Build the app for your platform (Windows in this example):</text:p>
          <text:p text:style-name="P22">bash</text:p>
          <text:p text:style-name="P22">Copy code</text:p>
          <text:p text:style-name="P23"><text:span text:style-name="Source_20_Text">npx electron-packager . mod-manager --platform=win32 --arch=x64</text:span></text:p>
        </text:list-item>
      </text:list>
      <text:p text:style-name="Text_20_body">This will generate a <text:span text:style-name="Source_20_Text">.exe</text:span> file in the <text:span text:style-name="Source_20_Text">mod-manager</text:span> folder, which can be distributed and run without the need for separate terminal windows.</text:p>
      <text:p text:style-name="Horizontal_20_Line"/>
      <text:h text:style-name="Heading_20_2" text:outline-level="2">Project Structure</text:h>
      <text:list text:style-name="L7">
        <text:list-item>
          <text:p text:style-name="P24"><text:span text:style-name="Source_20_Text">src/</text:span> - Contains React components and the frontend code.</text:p>
          <text:list>
            <text:list-item>
              <text:p text:style-name="P25"><text:span text:style-name="Source_20_Text">ModManager.js</text:span> - Main UI component for managing mods.</text:p>
            </text:list-item>
            <text:list-item>
              <text:p text:style-name="P25"><text:span text:style-name="Source_20_Text">index.js</text:span> - React entry point.</text:p>
            </text:list-item>
            <text:list-item>
              <text:p text:style-name="P25"><text:span text:style-name="Source_20_Text">index.html</text:span> - HTML template for the app.</text:p>
            </text:list-item>
          </text:list>
        </text:list-item>
        <text:list-item>
          <text:p text:style-name="P24"><text:span text:style-name="Source_20_Text">main.js</text:span> - Electron entry point. Loads the React frontend inside the Electron window.</text:p>
        </text:list-item>
        <text:list-item>
          <text:p text:style-name="P24"><text:span text:style-name="Source_20_Text">server.js</text:span> - Node.js backend, handling the modification of the server settings file.</text:p>
        </text:list-item>
        <text:list-item>
          <text:p text:style-name="P24"><text:span text:style-name="Source_20_Text">webpack.config.js</text:span> - Webpack configuration for bundling the React frontend.</text:p>
        </text:list-item>
      </text:list>
      <text:p text:style-name="Horizontal_20_Line"/>
      <text:h text:style-name="Heading_20_2" text:outline-level="2">Commands Summary</text:h>
      <text:list text:style-name="L8">
        <text:list-item>
          <text:p text:style-name="P26"><text:span text:style-name="Strong_20_Emphasis">Install dependencies</text:span>: <text:span text:style-name="Source_20_Text">npm install</text:span></text:p>
        </text:list-item>
        <text:list-item>
          <text:p text:style-name="P26"><text:span text:style-name="Strong_20_Emphasis">Start React frontend</text:span>: <text:span text:style-name="Source_20_Text">npm run start</text:span></text:p>
        </text:list-item>
        <text:list-item>
          <text:p text:style-name="P26"><text:span text:style-name="Strong_20_Emphasis">Start Node.js backend</text:span>: <text:span text:style-name="Source_20_Text">npm run server</text:span></text:p>
        </text:list-item>
        <text:list-item>
          <text:p text:style-name="P26"><text:span text:style-name="Strong_20_Emphasis">Run Electron app</text:span>: <text:span text:style-name="Source_20_Text">npm run electron</text:span></text:p>
        </text:list-item>
        <text:list-item>
          <text:p text:style-name="P27"><text:span text:style-name="Strong_20_Emphasis">Build Electron executable</text:span>: <text:span text:style-name="Source_20_Text">npx electron-packager . mod-manager --platform=win32 --arch=x64</text:span></text:p>
        </text:list-item>
      </text:list>
      <text:p text:style-name="P28">________________________________________________________________________________________________________________________</text:p>
      <text:p text:style-name="P28"/>
      <text:p text:style-name="P28"><text:soft-page-break/></text:p>
      <text:p text:style-name="P28"/>
      <text:p text:style-name="P29">npm start</text:p>
      <text:p text:style-name="P29">npm run server</text:p>
      <text:p text:style-name="Standard"><text:span text:style-name="Source_20_Text"><text:span text:style-name="T3">npm run electron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 Black" svg:font-family="'Arial Black'" style:font-family-generic="swiss" style:font-pitch="variable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10-06T18:33:01.159000000</dc:date>
    <meta:editing-duration>PT6M51S</meta:editing-duration>
    <meta:editing-cycles>3</meta:editing-cycles>
    <meta:generator>LibreOffice/24.8.2.1$Windows_X86_64 LibreOffice_project/0f794b6e29741098670a3b95d60478a65d05ef13</meta:generator>
    <meta:document-statistic meta:table-count="0" meta:image-count="0" meta:object-count="0" meta:page-count="4" meta:paragraph-count="90" meta:word-count="547" meta:character-count="3594" meta:non-whitespace-character-count="3171"/>
  </office:meta>
</office:document-meta>
</file>